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)Active cell </text:p>
      <text:p text:style-name="P1">A14</text:p>
      <text:p text:style-name="Standard">b)Active worksheet</text:p>
      <text:p text:style-name="P1">sheet 1</text:p>
      <text:p text:style-name="Standard">c)Active work book</text:p>
      <text:p text:style-name="P1">Open office</text:p>
      <text:p text:style-name="Standard">d)Fornt size of the active cell</text:p>
      <text:p text:style-name="P1">size 10</text:p>
      <text:p text:style-name="Standard">e)Name of the software application used </text:p>
      <text:p text:style-name="P1">Open office </text:p>
      <text:p text:style-name="Standard">f)Name of file</text:p>
      <text:p text:style-name="P1">ABIKO.ods</text:p>
      <text:p text:style-name="Standard">g)Name of the font </text:p>
      <text:p text:style-name="P1">Arial</text:p>
      <text:p text:style-name="Standard">h)visible tool bar</text:p>
      <text:p text:style-name="P1">font paint brush </text:p>
      <text:p text:style-name="Standard">i)selected column</text:p>
      <text:p text:style-name="P1">column B</text:p>
      <text:p text:style-name="Standard">j)The alignment option used</text:p>
      <text:p text:style-name="P1">center alignment and right alignment</text:p>
      <text:p text:style-name="Standard">k)Font color used </text:p>
      <text:p text:style-name="P1">red,blackand blue</text:p>
      <text:p text:style-name="Standard">i)The work sheet in the workbook </text:p>
      <text:p text:style-name="P1">sheet 1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widu David Eliton</meta:initial-creator>
    <meta:creation-date>2025-06-26T17:53:06.18</meta:creation-date>
    <dc:date>2025-06-26T19:32:09.74</dc:date>
    <dc:creator>Mwidu David Eliton</dc:creator>
    <meta:editing-duration>PT1H23M36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1" meta:paragraph-count="24" meta:word-count="69" meta:character-count="406"/>
  </office:meta>
</office:document-meta>
</file>